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5ad95" officeooo:paragraph-rsid="0015ad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s paisajes pintados siempre utilizando la mezcla de colores para dar formas a las distintas modalidades de Andalucía, desde Almería hasta Huelva. La mezcla de colores da movimiento, serenidad y musicalidad a todos ellos.</text:p>
      <text:p text:style-name="P1"/>
      <text:p text:style-name="P1">Técnica mixta, acrílico, óleo, tizas, carboncillo y esponj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9:29:07.872986136</meta:creation-date>
    <dc:date>2023-05-05T19:33:39.079946104</dc:date>
    <meta:editing-duration>PT4M31S</meta:editing-duration>
    <meta:editing-cycles>1</meta:editing-cycles>
    <meta:document-statistic meta:table-count="0" meta:image-count="0" meta:object-count="0" meta:page-count="1" meta:paragraph-count="2" meta:word-count="42" meta:character-count="283" meta:non-whitespace-character-count="243"/>
    <meta:generator>LibreOffice/7.5.2.2$Linux_X86_64 LibreOffice_project/50$Build-2</meta:generator>
  </office:meta>
</office:document-meta>
</file>